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1cm"/>
    </style:style>
    <style:style style:name="co2" style:family="table-column">
      <style:table-column-properties fo:break-before="auto" style:column-width="10.765cm"/>
    </style:style>
    <style:style style:name="co3" style:family="table-column">
      <style:table-column-properties fo:break-before="auto" style:column-width="2.69cm"/>
    </style:style>
    <style:style style:name="co4" style:family="table-column">
      <style:table-column-properties fo:break-before="auto" style:column-width="4.51cm"/>
    </style:style>
    <style:style style:name="co5" style:family="table-column">
      <style:table-column-properties fo:break-before="auto" style:column-width="2.572cm"/>
    </style:style>
    <style:style style:name="co6" style:family="table-column">
      <style:table-column-properties fo:break-before="auto" style:column-width="2.81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7.37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275cm" fo:break-before="auto" style:use-optimal-row-height="false"/>
    </style:style>
    <style:style style:name="ro2" style:family="table-row">
      <style:table-row-properties style:row-height="0.73cm" fo:break-before="auto" style:use-optimal-row-height="true"/>
    </style:style>
    <style:style style:name="ro3" style:family="table-row">
      <style:table-row-properties style:row-height="1.1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fo:padding="0.136c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 fo:padding="0.136cm" style:vertical-align="middle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7"/>
        <table:table-column table:style-name="co9" table:number-columns-repeated="1016" table:default-cell-style-name="ce7"/>
        <table:table-row table:style-name="ro1">
          <table:table-cell table:style-name="ce2" office:value-type="string" calcext:value-type="string">
            <text:p>Sr No</text:p>
          </table:table-cell>
          <table:table-cell table:style-name="ce2" office:value-type="string" calcext:value-type="string">
            <text:p>Name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Topic</text:p>
          </table:table-cell>
          <table:table-cell table:style-name="ce4" office:value-type="string" calcext:value-type="string">
            <text:p>Difficulty</text:p>
          </table:table-cell>
          <table:table-cell table:style-name="ce4" office:value-type="string" calcext:value-type="string">
            <text:p>Completion Status</text:p>
          </table:table-cell>
          <table:table-cell table:style-name="ce4" office:value-type="string" calcext:value-type="string">
            <text:p>Revision Status</text:p>
          </table:table-cell>
          <table:table-cell table:style-name="ce2" office:value-type="string" calcext:value-type="string">
            <text:p>Hint/Comment</text:p>
          </table:table-cell>
          <table:table-cell table:style-name="ce2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ximum and Minimum Element in an Array</text:p>
          </table:table-cell>
          <table:table-cell office:value-type="string" calcext:value-type="string">
            <text:p><text:a xlink:href="https://www.geeksforgeeks.org/problems/find-minimum-and-maximum-element-in-an-array4428/1?itm_source=geeksforgeeks&amp;itm_medium=article&amp;itm_campaign=practice_card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verse the Array</text:p>
          </table:table-cell>
          <table:table-cell office:value-type="string" calcext:value-type="string">
            <text:p><text:a xlink:href="https://www.geeksforgeeks.org/problems/reverse-an-array/1?itm_source=geeksforgeeks&amp;itm_medium=article&amp;itm_campaign=practice_card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ximum-Subarray</text:p>
          </table:table-cell>
          <table:table-cell office:value-type="string" calcext:value-type="string">
            <text:p><text:a xlink:href="https://leetcode.com/problems/maximum-subarray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Use Kadane’s Algorithm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tains Duplicate</text:p>
          </table:table-cell>
          <table:table-cell office:value-type="string" calcext:value-type="string">
            <text:p><text:a xlink:href="https://leetcode.com/problems/contains-duplicate/description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hocolate Distribution Problem</text:p>
          </table:table-cell>
          <table:table-cell office:value-type="string" calcext:value-type="string">
            <text:p><text:a xlink:href="https://www.geeksforgeeks.org/problems/chocolate-distribution-problem3825/1?itm_source=geeksforgeeks&amp;itm_medium=article&amp;itm_campaign=practice_card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arch in Rotated Sorted Array</text:p>
          </table:table-cell>
          <table:table-cell office:value-type="string" calcext:value-type="string">
            <text:p><text:a xlink:href="https://leetcode.com/problems/search-in-rotated-sorted-array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Use Binary Search to find which part is sorted and see if it exists in that part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ext Permutation</text:p>
          </table:table-cell>
          <table:table-cell office:value-type="string" calcext:value-type="string">
            <text:p><text:a xlink:href="https://leetcode.com/problems/next-permutation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Try finding the pivot pt, then least maximum towards of that index, swap it and sort the array towards right of pvt idx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 time to Buy and Sell Stock</text:p>
          </table:table-cell>
          <table:table-cell office:value-type="string" calcext:value-type="string">
            <text:p><text:a xlink:href="https://leetcode.com/problems/best-time-to-buy-and-sell-stock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keep track of min price, and calculate profit from that min price and return max profit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peat and Missing Number Array</text:p>
          </table:table-cell>
          <table:table-cell table:style-name="ce6" office:value-type="string" calcext:value-type="string">
            <text:p><text:a xlink:href="https://www.interviewbit.com/problems/repeat-and-missing-number-array/" xlink:type="simple">InterviewBit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/>
          <table:table-cell office:value-type="string" calcext:value-type="string">
            <text:p>make math equations using sum of natural num, sum of sq of natural num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th-Largest Element in an Array</text:p>
          </table:table-cell>
          <table:table-cell office:value-type="string" calcext:value-type="string">
            <text:p><text:a xlink:href="https://leetcode.com/problems/kth-largest-element-in-an-array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sorting solution is best, but should use quickselect algo. Use lomuto partition with last idx as pivot and decrease search space accordingly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rapping Rain Water</text:p>
          </table:table-cell>
          <table:table-cell office:value-type="string" calcext:value-type="string">
            <text:p><text:a xlink:href="https://leetcode.com/problems/trapping-rain-water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think of water stored at a particular idx by seeing its left_max and right_max, 2ptr approach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roduct of Array Except Self</text:p>
          </table:table-cell>
          <table:table-cell office:value-type="string" calcext:value-type="string">
            <text:p><text:a xlink:href="https://leetcode.com/problems/product-of-array-except-self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think of product as left prefix product and right prefix product, try calculating them for each index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aximum Product Subarray</text:p>
          </table:table-cell>
          <table:table-cell office:value-type="string" calcext:value-type="string">
            <text:p><text:a xlink:href="https://leetcode.com/problems/maximum-product-subarray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think of cases all +ve, even -ve, odd -ve. In case of odd -ve, calculate products for left part and right part of array on either side of negative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ind Minimum in Rotated Sorted Array</text:p>
          </table:table-cell>
          <table:table-cell office:value-type="string" calcext:value-type="string">
            <text:p><text:a xlink:href="https://leetcode.com/problems/find-minimum-in-rotated-sorted-array/description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binary search, find which part of array is sorted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ind Pair with Sum in Sorted &amp; Rotated Array</text:p>
          </table:table-cell>
          <table:table-cell office:value-type="string" calcext:value-type="string">
            <text:p><text:a xlink:href="https://www.geeksforgeeks.org/problems/pair-sum-in-a-sorted-and-rotated-array/1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/>
          <table:table-cell office:value-type="string" calcext:value-type="string">
            <text:p>two pointer approach, starting pos and end pos in sorted arr, modify it for rotated arr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3Sum</text:p>
          </table:table-cell>
          <table:table-cell office:value-type="string" calcext:value-type="string">
            <text:p><text:a xlink:href="https://leetcode.com/problems/3sum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sort then fix one number, then rest of array two sum. Challenge do not use set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ontainer With Most Water</text:p>
          </table:table-cell>
          <table:table-cell office:value-type="string" calcext:value-type="string">
            <text:p><text:a xlink:href="https://leetcode.com/problems/container-with-most-water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/>
          <table:table-cell office:value-type="string" calcext:value-type="string">
            <text:p>similar to rainwater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Kth - Smallest Element</text:p>
          </table:table-cell>
          <table:table-cell office:value-type="string" calcext:value-type="string">
            <text:p><text:a xlink:href="https://www.geeksforgeeks.org/problems/kth-smallest-element5635/1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/>
          <table:table-cell office:value-type="string" calcext:value-type="string">
            <text:p>similar to kth largest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erge Overlapping Intervals</text:p>
          </table:table-cell>
          <table:table-cell office:value-type="string" calcext:value-type="string">
            <text:p><text:a xlink:href="https://www.geeksforgeeks.org/problems/overlapping-intervals--170633/1?itm_source=geeksforgeeks&amp;itm_medium=article&amp;itm_campaign=practice_card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/>
          <table:table-cell office:value-type="string" calcext:value-type="string">
            <text:p>sort based on starting of interval, then do the merging</text:p>
          </table:table-cell>
          <table:table-cell table:number-columns-repeated="101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Find Minimum Number of Merge Operations to Make an Array Palindrome</text:p>
          </table:table-cell>
          <table:table-cell office:value-type="string" calcext:value-type="string">
            <text:p><text:a xlink:href="https://www.geeksforgeeks.org/find-minimum-number-of-merge-operations-to-make-an-array-palindrome/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two ptr, from either side, when not equal see if by merging you can equal it to the bigger one</text:p>
          </table:table-cell>
          <table:table-cell table:number-columns-repeated="1016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Given an Array of Numbers Arrange the Numbers to Form the Biggest Number</text:p>
          </table:table-cell>
          <table:table-cell office:value-type="string" calcext:value-type="string">
            <text:p><text:a xlink:href="https://www.geeksforgeeks.org/problems/largest-number-formed-from-an-array1117/1?itm_source=geeksforgeeks&amp;itm_medium=article&amp;itm_campaign=practice_card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sorting with custom comparator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pace Optimization Using Bit Manipulations</text:p>
          </table:table-cell>
          <table:table-cell office:value-type="string" calcext:value-type="string">
            <text:p><text:a xlink:href="https://www.geeksforgeeks.org/space-optimization-using-bit-manipulations/" xlink:type="simple">GFG Articl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ubarray Sum Divisible K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Print all Possible Combinations of r Elements in a Given Array of Size n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o's Algorithm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alid Palindrome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Valid Anagram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alid parenthese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Remove Consecutive Character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Longest Common Prefix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Convert a Sentence into its Equivalent Mobile Numeric Keypad Sequence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int all the Duplicates in the Input 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Longest Substring without Repeating Character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Longest Repeating Character Replacement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Group Anagram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Longest Palindromic Sub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alindromic Substring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Next Permutation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Count Palindromic Subsequence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Smallest Window in a String Containing all the Characters of Another 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Wildcard String Match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Longest Prefix Suffix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Rabin-Karp Algorithm for Pattern Search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Transform One String to Another using Minimum Number of Given Operation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inimum Window Sub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oyer Moore Algorithm for Pattern Search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Word Wrap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Zigzag (or diagonal) Traversal of Matri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Set Matrix Zeroes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Spiral Matri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Rotate Image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Word Search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Find the Number of Islands | Set 1 (Using DFS)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Given a Matrix of ‘O’ and ‘X’, Replace ‘O’ with ‘X’ if Surrounded by ‘X’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Find a Common Element in all Rows of a Given Row-Wise Sorted Matri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Create a Matrix with Alternating Rectangles of O and 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aximum Size Rectangle of all 1s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Permute Two Arrays such that Sum of Every Pair is Greater or Equal to K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counting sor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find common elements three sorted array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Searching in an array where adjacent differ by at most k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ceiling in a sorted array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Piar with given differenc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majority elemen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count triplets with sum smaller that a given valu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Maximum Sum Subsequence with no adjacent element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Merge Sorted Arrays using O(1) Spac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Inversion of Array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Find Duplicates in O(n) Time and O(1) Extra Spac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Radix Sor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Product of Array except itself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Make all Array Elements Equal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Check if Reversing a Sub Array Make the Array Sorted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Find Four Elements that Sum to a Given Valu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Median of Two Sorted Array with Different Siz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Median of Stream of Integers Running Integer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Print Subarrays with 0 Sum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Aggressive Cow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Allocate Minimum number of Page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Minimum Swaps to Sor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Backtracking Set 2 Rat in a Maze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Combinational Su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Crossword-Puzzle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Longest Possible Route in a Matrix with Hurdl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Printing all solutions in N-Queen Proble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Solve the Sudoku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Partition Equal Subset Su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M Coloring Proble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Knight Tour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Soduko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Remove Invalid Parenthes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Word Break Problem using Backtracking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Print all Palindromic Partitions of a String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Find Shortest Safe Route in a Path with Landmin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Partition of Set into K Subsets with Equal Su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Backtracking set-7 hamiltonian cycle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tug-of-war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Maximum Possible Number by doing at most K swap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Backtracking set-8 solving cryptarithmetic puzzl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9T11:52:41.531153598</dc:date>
    <meta:editing-duration>P3DT16H39M5S</meta:editing-duration>
    <meta:editing-cycles>32</meta:editing-cycles>
    <meta:generator>LibreOffice/7.3.7.2$Linux_X86_64 LibreOffice_project/30$Build-2</meta:generator>
    <meta:document-statistic meta:table-count="1" meta:cell-count="476" meta:object-count="0"/>
  </office:meta>
</office:document-meta>
</file>